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 BERHAN BERK AKGÜN _ 21120205310 _ BİL 121 */</text:p>
      <text:p text:style-name="Standard"/>
      <text:p text:style-name="Standard">#include &lt;stdio.h&gt;</text:p>
      <text:p text:style-name="Standard"/>
      <text:p text:style-name="Standard">int main()</text:p>
      <text:p text:style-name="Standard">{</text:p>
      <text:p text:style-name="Standard"><text:tab/>// Üç tamsayı alan ve bu sayıların bir dik üçgenin dik üçgenin üç kenarı olup olamayacağına karar veren program.</text:p>
      <text:p text:style-name="Standard"><text:tab/></text:p>
      <text:p text:style-name="Standard"><text:s text:c="4"/>int a,b,c,x,y,z;</text:p>
      <text:p text:style-name="Standard"><text:s text:c="4"/>printf("Bir dik ucgen olusturmak icin 3 kenar uzunlugu giriniz : ");</text:p>
      <text:p text:style-name="Standard"><text:s text:c="4"/>scanf("%d %d %d",&amp;a,&amp;b,&amp;c);</text:p>
      <text:p text:style-name="Standard"><text:s text:c="4"/></text:p>
      <text:p text:style-name="Standard"><text:s text:c="4"/>x = (a*a)+(b*b);</text:p>
      <text:p text:style-name="Standard"><text:s text:c="4"/>y = (a*a)+(c*c);</text:p>
      <text:p text:style-name="Standard"><text:s text:c="4"/>z = (b*b)+(c*c);</text:p>
      <text:p text:style-name="Standard"><text:s text:c="4"/></text:p>
      <text:p text:style-name="Standard"><text:s text:c="4"/>if ( x == (c*c)){</text:p>
      <text:p text:style-name="Standard"><text:s text:c="8"/>printf("Girdiginiz degerlerden hipotenusu %d olan bir dik ucgen elde edilir.", c);</text:p>
      <text:p text:style-name="Standard"><text:s text:c="4"/>}</text:p>
      <text:p text:style-name="Standard"><text:s text:c="4"/>else if ( y == (b*b)){</text:p>
      <text:p text:style-name="Standard"><text:s text:c="8"/>printf("Girdiginiz degerlerden hipotenusu %d olan bir dik ucgen elde edilir.", b);</text:p>
      <text:p text:style-name="Standard"><text:s text:c="4"/>}</text:p>
      <text:p text:style-name="Standard"><text:s text:c="4"/>else if ( z == (a*a)){</text:p>
      <text:p text:style-name="Standard"><text:s text:c="8"/>printf("Girdiginiz degerlerden hipotenusu %d olan bir dik ucgen elde edilir.", a);</text:p>
      <text:p text:style-name="Standard"><text:s text:c="4"/>}</text:p>
      <text:p text:style-name="Standard"><text:s text:c="4"/>else{</text:p>
      <text:p text:style-name="Standard"><text:s text:c="8"/>printf("Girilen kenar uzunluklarından dik ucken elde edilemez !");</text:p>
      <text:p text:style-name="Standard"><text:s text:c="4"/>}</text:p>
      <text:p text:style-name="Standard"><text:s text:c="4"/>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9S</meta:editing-duration>
    <meta:editing-cycles>3</meta:editing-cycles>
    <meta:generator>OpenOffice/4.1.8$Win32 OpenOffice.org_project/418m3$Build-9803</meta:generator>
    <dc:date>2021-11-21T14:34:50.49</dc:date>
    <meta:document-statistic meta:table-count="0" meta:image-count="0" meta:object-count="0" meta:page-count="1" meta:paragraph-count="29" meta:word-count="125" meta:character-count="845"/>
    <meta:user-defined meta:name="Info 1"/>
    <meta:user-defined meta:name="Info 2"/>
    <meta:user-defined meta:name="Info 3"/>
    <meta:user-defined meta:name="Info 4"/>
  </office:meta>
</office:document-meta>
</file>